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000000"/>
    </style:style>
    <style:style style:name="Table2.B4" style:family="table-cell" style:data-style-name="N10">
      <style:table-cell-properties fo:padding="0.097cm" fo:border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Courier" fo:font-size="12pt" style:font-size-asian="12pt" style:font-size-complex="12pt"/>
    </style:style>
    <style:style style:name="P5" style:family="paragraph" style:parent-style-name="Text_20_body">
      <style:text-properties style:text-underline-style="none" officeooo:rsid="0092d802" officeooo:paragraph-rsid="0092d802"/>
    </style:style>
    <style:style style:name="P6" style:family="paragraph" style:parent-style-name="Text_20_body">
      <style:text-properties style:text-underline-style="none" officeooo:rsid="009c8de7" officeooo:paragraph-rsid="009c8de7"/>
    </style:style>
    <style:style style:name="P7" style:family="paragraph" style:parent-style-name="Text_20_body">
      <style:text-properties officeooo:rsid="00a8e643" officeooo:paragraph-rsid="00a8e643"/>
    </style:style>
    <style:style style:name="P8" style:family="paragraph" style:parent-style-name="Table_20_Contents">
      <style:text-properties officeooo:rsid="000dd1dd" officeooo:paragraph-rsid="000dd1dd"/>
    </style:style>
    <style:style style:name="P9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0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1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3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4" style:family="paragraph" style:parent-style-name="Table_20_Contents">
      <style:text-properties officeooo:rsid="008c2886" officeooo:paragraph-rsid="008c2886"/>
    </style:style>
    <style:style style:name="P15" style:family="paragraph" style:parent-style-name="Table_20_Contents">
      <style:text-properties officeooo:rsid="00a7d049" officeooo:paragraph-rsid="00a7d049"/>
    </style:style>
    <style:style style:name="P16" style:family="paragraph" style:parent-style-name="Table_20_Contents">
      <style:text-properties officeooo:rsid="00ad7556" officeooo:paragraph-rsid="00ad7556"/>
    </style:style>
    <style:style style:name="P17" style:family="paragraph" style:parent-style-name="Heading">
      <style:text-properties style:text-underline-style="solid" style:text-underline-width="auto" style:text-underline-color="font-color"/>
    </style:style>
    <style:style style:name="P18" style:family="paragraph" style:parent-style-name="Preformatted_20_Text">
      <style:text-properties style:font-name="Courier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.499cm" style:contextual-spacing="false"/>
      <style:text-properties style:font-name="Courier" fo:font-size="12pt" officeooo:paragraph-rsid="008f1a6d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" fo:font-size="12pt" style:font-size-asian="12pt" style:font-size-complex="12pt"/>
    </style:style>
    <style:style style:name="P21" style:family="paragraph" style:parent-style-name="Text_20_body" style:list-style-name="">
      <style:text-properties officeooo:rsid="00b102e5" officeooo:paragraph-rsid="00b102e5"/>
    </style:style>
    <style:style style:name="P22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23" style:family="paragraph" style:parent-style-name="Heading_20_2">
      <style:text-properties style:text-underline-style="none" officeooo:paragraph-rsid="00aeeee7"/>
    </style:style>
    <style:style style:name="P24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6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562ed2"/>
    </style:style>
    <style:style style:name="P27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paragraph-rsid="00ae8b0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def91"/>
    </style:style>
    <style:style style:name="T3" style:family="text">
      <style:text-properties fo:color="#000000"/>
    </style:style>
    <style:style style:name="T4" style:family="text">
      <style:text-properties officeooo:rsid="008c2886"/>
    </style:style>
    <style:style style:name="T5" style:family="text">
      <style:text-properties officeooo:rsid="00933c9b"/>
    </style:style>
    <style:style style:name="T6" style:family="text">
      <style:text-properties officeooo:rsid="0097564d"/>
    </style:style>
    <style:style style:name="T7" style:family="text">
      <style:text-properties officeooo:rsid="0097771d"/>
    </style:style>
    <style:style style:name="T8" style:family="text">
      <style:text-properties officeooo:rsid="00993ec8"/>
    </style:style>
    <style:style style:name="T9" style:family="text">
      <style:text-properties officeooo:rsid="009daaa9"/>
    </style:style>
    <style:style style:name="T10" style:family="text">
      <style:text-properties officeooo:rsid="009fc2e4"/>
    </style:style>
    <style:style style:name="T11" style:family="text">
      <style:text-properties officeooo:rsid="00aa8ee6"/>
    </style:style>
    <style:style style:name="T12" style:family="text">
      <style:text-properties officeooo:rsid="00ad7556"/>
    </style:style>
    <style:style style:name="T13" style:family="text">
      <style:text-properties officeooo:rsid="00ae8b0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b3b936" style:font-weight-asian="bold" style:font-weight-complex="bold"/>
    </style:style>
    <style:style style:name="T17" style:family="text">
      <style:text-properties style:text-underline-style="none" officeooo:rsid="00b2441f"/>
    </style:style>
    <style:style style:name="T18" style:family="text">
      <style:text-properties style:text-underline-style="none" officeooo:rsid="00b35e9b"/>
    </style:style>
    <style:style style:name="T19" style:family="text">
      <style:text-properties style:text-underline-style="none" officeooo:rsid="00b372e9"/>
    </style:style>
    <style:style style:name="T20" style:family="text">
      <style:text-properties style:text-underline-style="none" officeooo:rsid="00b3b936"/>
    </style:style>
    <style:style style:name="T21" style:family="text">
      <style:text-properties style:text-underline-style="none" officeooo:rsid="00b55d9d"/>
    </style:style>
    <style:style style:name="T22" style:family="text">
      <style:text-properties style:text-underline-style="none" officeooo:rsid="00b713d8"/>
    </style:style>
    <style:style style:name="T23" style:family="text">
      <style:text-properties style:text-underline-style="none" officeooo:rsid="00b852f7"/>
    </style:style>
    <style:style style:name="T24" style:family="text">
      <style:text-properties style:text-underline-style="none" officeooo:rsid="00b944f9"/>
    </style:style>
    <style:style style:name="T25" style:family="text">
      <style:text-properties officeooo:rsid="00afde52"/>
    </style:style>
    <style:style style:name="T26" style:family="text">
      <style:text-properties officeooo:rsid="00b9bb9d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Nebenläufige Programmierung</text:h>
      <text:h text:style-name="P24" text:outline-level="2">Blatt <text:span text:style-name="T26">4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e:</text:p>
          </table:table-cell>
          <table:table-cell table:style-name="Table1.A1" office:value-type="string">
            <text:p text:style-name="P8">Bernhard <text:span text:style-name="T1">FRITZ</text:span></text:p>
          </table:table-cell>
        </table:table-row>
        <table:table-row>
          <table:table-cell table:style-name="Table1.A1" office:value-type="string">
            <text:p text:style-name="P9">Matrikelnummer:</text:p>
          </table:table-cell>
          <table:table-cell table:style-name="Table1.A1" office:value-type="string">
            <text:p text:style-name="P8">1316136</text:p>
          </table:table-cell>
        </table:table-row>
        <table:table-row>
          <table:table-cell table:style-name="Table1.A1" office:value-type="string">
            <text:p text:style-name="P9">Gruppe:</text:p>
          </table:table-cell>
          <table:table-cell table:style-name="Table1.A1" office:value-type="string">
            <text:p text:style-name="P8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0">1)</text:p>
          </table:table-cell>
          <table:table-cell table:style-name="Table2.A1" office:value-type="string">
            <text:p text:style-name="P10"><text:span text:style-name="T11">40</text:span>%</text:p>
          </table:table-cell>
          <table:table-cell table:style-name="Table2.A1" office:value-type="string">
            <text:p text:style-name="P10">/</text:p>
          </table:table-cell>
          <table:table-cell table:style-name="Table2.A1" office:value-type="string">
            <text:p text:style-name="P10"><text:span text:style-name="T4">40</text:span>%</text:p>
          </table:table-cell>
        </table:table-row>
        <table:table-row>
          <table:table-cell table:style-name="Table2.A1" office:value-type="string">
            <text:p text:style-name="P10">2)</text:p>
          </table:table-cell>
          <table:table-cell table:style-name="Table2.A1" office:value-type="string">
            <text:p text:style-name="P10"><text:span text:style-name="T12">30</text:span>%</text:p>
          </table:table-cell>
          <table:table-cell table:style-name="Table2.A1" office:value-type="string">
            <text:p text:style-name="P10">/</text:p>
          </table:table-cell>
          <table:table-cell table:style-name="Table2.A1" office:value-type="string">
            <text:p text:style-name="P10"><text:span text:style-name="T2">30</text:span>%</text:p>
          </table:table-cell>
        </table:table-row>
        <table:table-row>
          <table:table-cell table:style-name="Table2.A3" office:value-type="string">
            <text:p text:style-name="P10">3)</text:p>
          </table:table-cell>
          <table:table-cell table:style-name="Table2.A3" office:value-type="string">
            <text:p text:style-name="P10"><text:span text:style-name="T4">30</text:span>%</text:p>
          </table:table-cell>
          <table:table-cell table:style-name="Table2.A3" office:value-type="string">
            <text:p text:style-name="P10">/</text:p>
          </table:table-cell>
          <table:table-cell table:style-name="Table2.A3" office:value-type="string">
            <text:p text:style-name="P10"><text:span text:style-name="T4">30</text:span>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1">
            <text:p text:style-name="P12">100%</text:p>
          </table:table-cell>
          <table:table-cell table:style-name="Table2.A1" office:value-type="string">
            <text:p text:style-name="P11">/</text:p>
          </table:table-cell>
          <table:table-cell table:style-name="Table2.B4" table:formula="ooow:SUM&lt;D1:D3&gt;" office:value-type="percentage" office:value="1">
            <text:p text:style-name="P11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1)</text:p>
          </table:table-cell>
          <table:table-cell table:style-name="Table3.A1" office:value-type="string">
            <text:p text:style-name="P15">Main</text:p>
          </table:table-cell>
        </table:table-row>
        <table:table-row>
          <table:table-cell table:style-name="Table3.A1" office:value-type="string">
            <text:p text:style-name="P13">2)</text:p>
          </table:table-cell>
          <table:table-cell table:style-name="Table3.A1" office:value-type="string">
            <text:p text:style-name="P16">DatacenterMain</text:p>
          </table:table-cell>
        </table:table-row>
        <table:table-row>
          <table:table-cell table:style-name="Table3.A1" office:value-type="string">
            <text:p text:style-name="P13">3<text:span text:style-name="T2">)</text:span></text:p>
          </table:table-cell>
          <table:table-cell table:style-name="Table3.A1" office:value-type="string">
            <text:p text:style-name="P14">TestBench</text:p>
          </table:table-cell>
        </table:table-row>
      </table:table>
      <text:p text:style-name="P1"/>
      <text:h text:style-name="P26" text:outline-level="2">Aufgabe 1</text:h>
      <text:h text:style-name="Heading_20_2" text:outline-level="2">d)</text:h>
      <text:p text:style-name="P7">Siehe Assignment4/doc/index.html</text:p>
      <text:h text:style-name="P27" text:outline-level="2">Aufgabe <text:span text:style-name="T13">2</text:span></text:h>
      <text:h text:style-name="P23" text:outline-level="2"><text:span text:style-name="T25">c</text:span>)</text:h>
      <text:h text:style-name="P21" text:outline-level="2"><text:span text:style-name="T14">Jedes Rechenzentrum </text:span><text:span text:style-name="T15">versucht</text:span><text:span text:style-name="T14"> immer, den besten Job von den Enden der Queues zu </text:span><text:span text:style-name="T18">stehlen</text:span><text:span text:style-name="T14">. Da</text:span><text:span text:style-name="T17">für muss </text:span><text:span text:style-name="T18">jedes Rechenzentrum zuerst alle Queue-Enden überprüfen und auswerten, </text:span><text:span text:style-name="T19">bevor es einen Job stehlen kann</text:span><text:span text:style-name="T18">. </text:span><text:span text:style-name="T19">Diesen Ablauf haben wir nicht synchronisiert, da das die Nebenläufigkeit star</text:span><text:span text:style-name="T20">k</text:span><text:span text:style-name="T19"> beeinträchtigen würde. </text:span><text:span text:style-name="T20">Deshalb </text:span><text:span text:style-name="T16">versucht</text:span><text:span text:style-name="T20"> jedes Rechenzentrum immer, den besten Job zu stehlen, sollte aber in der Zeit zwischen </text:span><text:span text:style-name="T23">prüfen</text:span><text:span text:style-name="T20"> und stehlen ein anderes Rechenzentrum </text:span><text:span text:style-name="T24">den Job bereits genommen haben</text:span><text:span text:style-name="T20">, </text:span><text:span text:style-name="T22">stiehlt</text:span><text:span text:style-name="T21"> das erste Rechenzentrum möglicherweise nicht mehr den besten Job.</text:span></text:h>
      <text:h text:style-name="P25" text:outline-level="2">Aufgabe 3</text:h>
      <text:h text:style-name="Heading_20_2" text:outline-level="2">d)</text:h>
      <text:p text:style-name="P18">MacBook Pro (Retina, 13-inch, Mid 2014)</text:p>
      <text:p text:style-name="P18">Processor: 2,8 GHz Intel Core i5</text:p>
      <text:p text:style-name="P18">Memory: 8 GB 1600 MHz DDR3</text:p>
      <text:p text:style-name="P18">OS: OS X El Capitan Version 10.11.1</text:p>
      <text:p text:style-name="P19">Java: Version 1.8.0_25<text:line-break/><text:line-break/><text:span text:style-name="T3">Using 1 threads to calculate PI.<text:line-break/>experiment PI:<text:line-break/>3.1415926435897932384626436332795028841971381493751058209844758423078164008760527486280397590335225432<text:line-break/>control PI:<text:tab/>3.141592653589793<text:line-break/> <text:s text:c="22"/>^<text:line-break/>Using 2 threads to calculate PI.<text:line-break/>experiment PI:<text:line-break/>3.1415926435897932384626436332795028841971381493751058209844758423078164008760527486280397590335225432<text:line-break/>control PI:<text:tab/>3.141592653589793</text:span></text:p>
      <text:p text:style-name="P20"><text:tab/><text:tab/> <text:s text:c="12"/>^</text:p>
      <text:p text:style-name="P20">Using 4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Using 80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Using 160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7"/>^</text:p>
      <text:p text:style-name="P20">Using 320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Using 1024 threads to calculate PI.</text:p>
      <text:p text:style-name="P20">experiment PI:<text:line-break/>3.1415926435897932384626436332795028841971381493751058209844758423<text:soft-page-break/>078164008760527486280397590335225432</text:p>
      <text:p text:style-name="P20">control PI:<text:tab/>3.141592653589793</text:p>
      <text:p text:style-name="P20"><text:tab/><text:tab/> <text:s text:c="12"/>^</text:p>
      <text:p text:style-name="P20">Using 2048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#threads|<text:tab/>task time[s]<text:tab/>total time[s]</text:p>
      <text:p text:style-name="P20">---------------------------------------------</text:p>
      <text:p text:style-name="P20">1<text:tab/>|<text:tab/>37.282<text:tab/>|<text:tab/>37.283</text:p>
      <text:p text:style-name="P20">2<text:tab/>|<text:tab/>18.699<text:tab/>|<text:tab/>18.699</text:p>
      <text:p text:style-name="P20">4<text:tab/>|<text:tab/>17.051<text:tab/>|<text:tab/>17.051</text:p>
      <text:p text:style-name="P20">80<text:tab/>|<text:tab/>16.788<text:tab/>|<text:tab/>16.788</text:p>
      <text:p text:style-name="P20">160<text:tab/>|<text:tab/>16.894<text:tab/>|<text:tab/>16.895</text:p>
      <text:p text:style-name="P20">320<text:tab/>|<text:tab/>16.889<text:tab/>|<text:tab/>16.891</text:p>
      <text:p text:style-name="P20">1024<text:tab/>|<text:tab/>16.88<text:tab/>|<text:tab/>16.886</text:p>
      <text:p text:style-name="P20">2048<text:tab/>|<text:tab/>16.944<text:tab/>|<text:tab/>16.947</text:p>
      <text:p text:style-name="P4"/>
      <text:h text:style-name="Heading_20_2" text:outline-level="2">e)</text:h>
      <text:p text:style-name="P17">FutureTasks zur organisierten nebenläufigen Berechnung einer aufwändigen Operation:</text:p>
      <text:p text:style-name="P6">Eine aufwändige Berechnung, <text:span text:style-name="T10">die aus mehreren unabhängigen Schritten besteht, kann in FutureTasks aufgeteilt und dann</text:span> nebenläufig abgearbeitet werden. <text:span text:style-name="T9">Die Abfragung der einzelnen FutureTasks mittels get() Funktion blockiert den aufrufenden Thread bis die Berechnung fertig ist.</text:span></text:p>
      <text:p text:style-name="P17">FutureTasks in Kombination mit ExecutionService:</text:p>
      <text:p text:style-name="P5">Wenn <text:span text:style-name="T8">ein</text:span> Task so konzipiert ist, dass er unabhängig von der Threadanzahl funktioniert, kann mithilfe eines ExecutionServices bestimmt werden wieviele Threads man höchstens <text:span text:style-name="T6">für die</text:span> Ausführung <text:span text:style-name="T7">dieser </text:span>verwenden möchte. Diese Threads werden “recycled”, was bedeutet, dass Threads die einmal erzeugt wurden, öfter als einmal verwendet werden können <text:span text:style-name="T5">und nicht bei jeder erneuten Ausführung erst wieder neue Threads angelegt werden müs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6-01-15T12:03:20.246366373</dc:date>
    <meta:editing-duration>PT11H9M24S</meta:editing-duration>
    <meta:editing-cycles>178</meta:editing-cycles>
    <dc:creator>mario </dc:creator>
    <meta:document-statistic meta:table-count="3" meta:image-count="0" meta:object-count="0" meta:page-count="5" meta:paragraph-count="85" meta:word-count="416" meta:character-count="3625" meta:non-whitespace-character-count="3170"/>
  </office:meta>
</office:document-meta>
</file>